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style:font-size-asian="12pt" style:font-name-complex="Arial"/>
    </style:style>
    <style:style style:name="P2" style:family="paragraph" style:parent-style-name="Header">
      <style:text-properties style:font-name="Arial" fo:font-size="12pt" officeooo:rsid="0000d092" officeooo:paragraph-rsid="0000d092" style:font-size-asian="12pt" style:font-name-complex="Arial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officeooo:rsid="0000d092" officeooo:paragraph-rsid="0000d092" style:font-size-asian="12pt" style:font-name-complex="Arial"/>
    </style:style>
    <style:style style:name="P7" style:family="paragraph" style:parent-style-name="Standard">
      <style:text-properties officeooo:rsid="0000d092" officeooo:paragraph-rsid="0000d092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margin-top="0.3cm" fo:margin-bottom="0cm" style:contextual-spacing="false"/>
      <style:text-properties officeooo:paragraph-rsid="0000d092"/>
    </style:style>
    <style:style style:name="P11" style:family="paragraph" style:parent-style-name="Standard">
      <style:paragraph-properties fo:margin-top="0.3cm" fo:margin-bottom="0cm" style:contextual-spacing="false"/>
      <style:text-properties officeooo:rsid="0000d092" officeooo:paragraph-rsid="0000d092"/>
    </style:style>
    <style:style style:name="P12" style:family="paragraph" style:parent-style-name="Standard">
      <style:paragraph-properties fo:margin-top="0.3cm" fo:margin-bottom="0cm" style:contextual-spacing="false"/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rsid="0000d092" officeooo:paragraph-rsid="0004290e" style:font-size-asian="12pt" style:font-name-complex="Arial"/>
    </style:style>
    <style:style style:name="P15" style:family="paragraph" style:parent-style-name="Standard">
      <style:text-properties style:font-name="Arial" fo:font-size="12pt" officeooo:paragraph-rsid="0004290e" style:font-size-asian="12pt" style:font-name-complex="Arial"/>
    </style:style>
    <style:style style:name="P16" style:family="paragraph" style:parent-style-name="Standard">
      <style:paragraph-properties fo:margin-top="0.3cm" fo:margin-bottom="0cm" style:contextual-spacing="false"/>
      <style:text-properties style:font-name="Arial" fo:font-size="12pt" officeooo:rsid="0000d092" officeooo:paragraph-rsid="0000d092" style:font-size-asian="12pt" style:font-name-complex="Arial"/>
    </style:style>
    <style:style style:name="T1" style:family="text">
      <style:text-properties officeooo:rsid="0000d092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style:font-name="Arial" fo:font-size="12pt" officeooo:rsid="0000d092" style:font-size-asian="12pt" style:font-name-complex="Arial"/>
    </style:style>
    <style:style style:name="T4" style:family="text">
      <style:text-properties style:font-name="Arial" fo:font-size="12pt" officeooo:rsid="0004290e" style:font-size-asian="12pt" style:font-name-complex="Arial"/>
    </style:style>
    <style:style style:name="T5" style:family="text">
      <style:text-properties officeooo:rsid="000429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INPI</text:p>
            <text:p text:style-name="P6">Direction des <text:span text:style-name="T5">Brevets</text:span></text:p>
            <text:p text:style-name="P14"><text:span text:style-name="T5">15 rue des Minimes</text:span></text:p>
            <text:p text:style-name="P14"><text:span text:style-name="T5">92677 Courbevoie Cédex</text:span></text:p>
            <text:p text:style-name="P8"/>
          </table:table-cell>
        </table:table-row>
        <table:table-row table:style-name="Tableau1.1">
          <table:table-cell table:style-name="Tableau1.A1" table:number-columns-spanned="2" office:value-type="string">
            <text:p text:style-name="P5"/>
            <text:p text:style-name="P15"><text:span text:style-name="T5">Envoi recommandé A/R</text:span></text:p>
            <text:p text:style-name="P4"/>
            <text:p text:style-name="Standard"><text:span text:style-name="T2">Objet : </text:span><text:span text:style-name="T4">Interlocuteur unique</text:span></text:p>
            <text:p text:style-name="P7"><text:span text:style-name="T3">R</text:span><text:span text:style-name="T2">éférence : 11 02600</text:span></text:p>
            <text:p text:style-name="P4"/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M<text:span text:style-name="T5">onsieur le Directeur</text:span>,</text:p>
      <text:p text:style-name="P4"/>
      <text:p text:style-name="P7"/>
      <text:p text:style-name="P16">Jusqu'à présent, <text:span text:style-name="T5">la correspondance</text:span> était effectuée par le mandataire Cabinet Patrice VIDON.</text:p>
      <text:p text:style-name="P10"><text:span text:style-name="T2">Je vous informe </text:span><text:span text:style-name="T3">qu'à compter de </text:span><text:span text:style-name="T4">la date de réception de ce courrier, je suis l'interlocuteur unique, vis à vis de l'INPI et de tous ses services</text:span><text:span text:style-name="T3">.</text:span></text:p>
      <text:p text:style-name="P11"><text:span text:style-name="T3">V</text:span><text:span text:style-name="T2">euillez trouver </text:span><text:span text:style-name="T4">agréer, Monsieur le Directeur, mes salutations distinguées.</text:span><text:span text:style-name="T2">.</text:span></text:p>
      <text:p text:style-name="P12"/>
      <text:p text:style-name="P4"/>
      <text:p text:style-name="P4"/>
      <text:p text:style-name="P4"/>
      <text:p text:style-name="P4"/>
      <text:p text:style-name="P9">R. LERUST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Times New Roman" style:font-name-complex="Times New Roman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style:font-size-asian="12pt" style:font-name-complex="Arial"/>
    </style:style>
    <style:style style:name="MP2" style:family="paragraph" style:parent-style-name="Header">
      <style:text-properties style:font-name="Arial" fo:font-size="12pt" officeooo:rsid="0000d092" officeooo:paragraph-rsid="0000d092" style:font-size-asian="12pt" style:font-name-complex="Arial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officeooo:rsid="0000d092"/>
    </style:style>
    <style:style style:name="MT2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Régis LERUSTE</text:p>
              <text:p text:style-name="MP2">1 impasse du LANGUERNAIS</text:p>
              <text:p text:style-name="MP1">44<text:span text:style-name="MT1">350</text:span> <text:span text:style-name="MT1">St MOLF</text:span></text:p>
            </table:table-cell>
            <table:table-cell table:style-name="Tableau2.A1" office:value-type="string">
              <text:p text:style-name="MP3"><text:span text:style-name="MT2">Saint MOLF le </text:span><text:span text:style-name="MT2"><text:date style:data-style-name="N30" text:date-value="2014-09-15T15:07:39.06">15/09/2014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14-09-15T15:07:39.04</dc:date>
    <meta:print-date>2014-09-15T14:45:30.46</meta:print-date>
    <meta:editing-cycles>2</meta:editing-cycles>
    <meta:editing-duration>PT4M</meta:editing-duration>
    <meta:generator>LibreOffice/3.6$Windows_x86 LibreOffice_project/da8c1e6-fd468f4-454e206-f42a4a9-143cfd</meta:generator>
    <meta:document-statistic meta:table-count="2" meta:image-count="0" meta:object-count="0" meta:page-count="1" meta:paragraph-count="16" meta:word-count="88" meta:character-count="552" meta:non-whitespace-character-count="480"/>
  </office:meta>
</office:document-meta>
</file>